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753" officeooo:paragraph-rsid="000c8753"/>
    </style:style>
    <style:style style:name="P2" style:family="paragraph" style:parent-style-name="Standard">
      <style:text-properties officeooo:rsid="000df4e9" officeooo:paragraph-rsid="000df4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b</text:p>
      <text:p text:style-name="P1">2.b</text:p>
      <text:p text:style-name="P1">3.c</text:p>
      <text:p text:style-name="P1">4.a</text:p>
      <text:p text:style-name="P1">5b</text:p>
      <text:p text:style-name="P1">6. d</text:p>
      <text:p text:style-name="P1">7a</text:p>
      <text:p text:style-name="P1">8b</text:p>
      <text:p text:style-name="P1">9b</text:p>
      <text:p text:style-name="P1">10c</text:p>
      <text:p text:style-name="P1">11b</text:p>
      <text:p text:style-name="P1">12a</text:p>
      <text:p text:style-name="P1">13b</text:p>
      <text:p text:style-name="P1">14a</text:p>
      <text:p text:style-name="P1">15a</text:p>
      <text:p text:style-name="P1">16b</text:p>
      <text:p text:style-name="P1">17a</text:p>
      <text:p text:style-name="P1">18c</text:p>
      <text:p text:style-name="P1">19.a</text:p>
      <text:p text:style-name="P1">20b</text:p>
      <text:p text:style-name="P2">21e</text:p>
      <text:p text:style-name="P2">22e</text:p>
      <text:p text:style-name="P2">23a</text:p>
      <text:p text:style-name="P2">24d</text:p>
      <text:p text:style-name="P2">25b</text:p>
      <text:p text:style-name="P2">26a</text:p>
      <text:p text:style-name="P2">27a</text:p>
      <text:p text:style-name="P2">28a</text:p>
      <text:p text:style-name="P2">29a</text:p>
      <text:p text:style-name="P2">30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20:52:01.033270782</meta:creation-date>
    <dc:date>2025-06-23T21:06:31.553998780</dc:date>
    <meta:editing-duration>PT3M50S</meta:editing-duration>
    <meta:editing-cycles>1</meta:editing-cycles>
    <meta:document-statistic meta:table-count="0" meta:image-count="0" meta:object-count="0" meta:page-count="1" meta:paragraph-count="30" meta:word-count="31" meta:character-count="88" meta:non-whitespace-character-count="87"/>
    <meta:generator>LibreOffice/7.3.7.2$Linux_X86_64 LibreOffice_project/30$Build-2</meta:generator>
  </office:meta>
</office:document-meta>
</file>